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 table:number-rows-repeated="10481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3T03:17:28.147041745</dc:date>
    <meta:editing-duration>P14DT1H22M36S</meta:editing-duration>
    <meta:editing-cycles>214</meta:editing-cycles>
    <meta:document-statistic meta:table-count="5" meta:cell-count="3719" meta:object-count="0"/>
  </office:meta>
</office:document-meta>
</file>